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Text_20_body">
      <style:text-properties officeooo:rsid="00042479" officeooo:paragraph-rsid="00042479"/>
    </style:style>
    <style:style style:name="P2" style:family="paragraph" style:parent-style-name="Preformatted_20_Text">
      <style:paragraph-properties fo:margin-left="0cm" fo:margin-right="0cm" fo:margin-top="0cm" fo:margin-bottom="0cm" style:contextual-spacing="false" fo:text-indent="0cm" style:auto-text-indent="false"/>
    </style:style>
    <style:style style:name="P3" style:family="paragraph" style:parent-style-name="Preformatted_20_Text">
      <style:paragraph-properties fo:margin-left="0cm" fo:margin-right="0cm" fo:margin-top="0cm" fo:margin-bottom="0.499cm" style:contextual-spacing="false" fo:text-indent="0cm" style:auto-text-indent="false"/>
      <style:text-properties fo:color="#000000" loext:opacity="100%"/>
    </style:style>
    <style:style style:name="P4" style:family="paragraph" style:parent-style-name="Preformatted_20_Text">
      <style:paragraph-properties fo:margin-left="0cm" fo:margin-right="0cm" fo:margin-top="0cm" fo:margin-bottom="0cm" style:contextual-spacing="false" fo:text-indent="0cm" style:auto-text-indent="false"/>
      <style:text-properties fo:color="#000000" loext:opacity="100%"/>
    </style:style>
    <style:style style:name="P5" style:family="paragraph" style:parent-style-name="Preformatted_20_Text">
      <style:text-properties officeooo:rsid="00042479" officeooo:paragraph-rsid="00042479"/>
    </style:style>
    <style:style style:name="P6" style:family="paragraph" style:parent-style-name="Standard">
      <style:text-properties officeooo:rsid="0001a8fc" officeooo:paragraph-rsid="0001a8fc"/>
    </style:style>
    <style:style style:name="P7" style:family="paragraph" style:parent-style-name="Standard">
      <style:text-properties officeooo:rsid="0001a8fc" officeooo:paragraph-rsid="00038191"/>
    </style:style>
    <style:style style:name="P8" style:family="paragraph" style:parent-style-name="Standard">
      <style:text-properties officeooo:paragraph-rsid="0001a8fc"/>
    </style:style>
    <style:style style:name="P9" style:family="paragraph" style:parent-style-name="Standard">
      <style:text-properties officeooo:rsid="00038191" officeooo:paragraph-rsid="00038191"/>
    </style:style>
    <style:style style:name="P10" style:family="paragraph" style:parent-style-name="Standard">
      <style:text-properties officeooo:rsid="00038191" officeooo:paragraph-rsid="000b48eb"/>
    </style:style>
    <style:style style:name="P11" style:family="paragraph" style:parent-style-name="Standard">
      <style:text-properties officeooo:paragraph-rsid="00038191"/>
    </style:style>
    <style:style style:name="P12" style:family="paragraph" style:parent-style-name="Standard">
      <style:text-properties officeooo:rsid="0003d6ce" officeooo:paragraph-rsid="0003d6ce"/>
    </style:style>
    <style:style style:name="P13" style:family="paragraph" style:parent-style-name="Standard">
      <style:text-properties officeooo:paragraph-rsid="0003d6ce"/>
    </style:style>
    <style:style style:name="P14" style:family="paragraph" style:parent-style-name="Standard">
      <style:text-properties officeooo:rsid="00042479" officeooo:paragraph-rsid="00042479"/>
    </style:style>
    <style:style style:name="P15" style:family="paragraph" style:parent-style-name="Standard">
      <style:text-properties fo:font-weight="bold" officeooo:paragraph-rsid="0001a8fc" style:font-weight-asian="bold" style:font-weight-complex="bold"/>
    </style:style>
    <style:style style:name="P16" style:family="paragraph" style:parent-style-name="Standard">
      <style:text-properties officeooo:rsid="000be679" officeooo:paragraph-rsid="000be679"/>
    </style:style>
    <style:style style:name="P17" style:family="paragraph" style:parent-style-name="Standard">
      <style:text-properties officeooo:rsid="000e4bd1" officeooo:paragraph-rsid="000e4bd1"/>
    </style:style>
    <style:style style:name="P18" style:family="paragraph" style:parent-style-name="Standard">
      <style:text-properties officeooo:rsid="000e4bd1" officeooo:paragraph-rsid="000ef7e8"/>
    </style:style>
    <style:style style:name="T1" style:family="text">
      <style:text-properties officeooo:rsid="0001a8fc"/>
    </style:style>
    <style:style style:name="T2" style:family="text">
      <style:text-properties fo:color="#000000" loext:opacity="100%"/>
    </style:style>
    <style:style style:name="T3" style:family="text">
      <style:text-properties fo:color="#000000" loext:opacity="100%" officeooo:rsid="0001a8fc"/>
    </style:style>
    <style:style style:name="T4" style:family="text">
      <style:text-properties officeooo:rsid="00038191"/>
    </style:style>
    <style:style style:name="T5" style:family="text">
      <style:text-properties officeooo:rsid="0003d6ce"/>
    </style:style>
    <style:style style:name="T6" style:family="text">
      <style:text-properties officeooo:rsid="00042479"/>
    </style:style>
    <style:style style:name="T7" style:family="text">
      <style:text-properties officeooo:rsid="0006a36d"/>
    </style:style>
    <style:style style:name="T8" style:family="text">
      <style:text-properties officeooo:rsid="000724fb"/>
    </style:style>
    <style:style style:name="T9" style:family="text">
      <style:text-properties fo:font-variant="normal" fo:text-transform="none" style:font-name="Inter" fo:font-size="10.5pt" fo:letter-spacing="normal" fo:font-style="normal" fo:font-weight="bold" loext:padding="0cm" loext:border="none"/>
    </style:style>
    <style:style style:name="T10" style:family="text">
      <style:text-properties fo:font-variant="normal" fo:text-transform="none" style:font-name="Inter" fo:font-size="10.5pt" fo:letter-spacing="normal" fo:font-style="normal" fo:font-weight="bold" officeooo:rsid="000724fb" loext:padding="0cm" loext:border="none"/>
    </style:style>
    <style:style style:name="T11" style:family="text">
      <style:text-properties fo:font-weight="bold" style:font-weight-asian="bold" style:font-weight-complex="bold"/>
    </style:style>
    <style:style style:name="T12" style:family="text">
      <style:text-properties officeooo:rsid="000a051a"/>
    </style:style>
    <style:style style:name="T13" style:family="text">
      <style:text-properties officeooo:rsid="000b41b0"/>
    </style:style>
    <style:style style:name="T14" style:family="text">
      <style:text-properties fo:color="#80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Outline for ASAP assignment1:</text:p>
      <text:p text:style-name="P6"/>
      <text:p text:style-name="P6">Overall task: You need to alayze important determinants of house prices in the US</text:p>
      <text:p text:style-name="P6"/>
      <text:p text:style-name="P6"/>
      <text:p text:style-name="P6"/>
      <text:p text:style-name="P6">Task1; <text:s/>Collect and prepare data</text:p>
      <text:p text:style-name="P6">to do:</text:p>
      <text:p text:style-name="P15"><text:span text:style-name="T1">- Describe the theory that you used on which bases you then selcted the variables </text:span><text:span text:style-name="T2">"vergleichswert verfahren, sachwert verfahren"; </text:span><text:span text:style-name="T3">elaborate on the choice and why you come to the conclusion</text:span></text:p>
      <text:p text:style-name="P15">- <text:span text:style-name="T1">show data processing and describe the variabels + dtypes you chose; </text:span><text:span text:style-name="T12">check</text:span></text:p>
      <text:p text:style-name="P15">- <text:span text:style-name="T1">present and desribe stargazer output WITH PROPPER TITLE OF THE TABLE!!!; </text:span><text:span text:style-name="T12">check</text:span></text:p>
      <text:p text:style-name="P15">- <text:span text:style-name="T4">IMPORTANT: report also the ranges of the data and point towards the possiblity of standardization being a solution!</text:span></text:p>
      <text:p text:style-name="P8"/>
      <text:p text:style-name="P8">- <text:span text:style-name="T1">Create a multitude of conditional plots between the dependent and indepdendent variables (such as the association of neighborhood and sales price by building type! → </text:span><text:span text:style-name="T4">INTERACTION EFFECT!</text:span><text:span text:style-name="T1">)</text:span></text:p>
      <text:p text:style-name="P8">- <text:span text:style-name="T4">maybe even report a scaplom matrix (you know what this is)</text:span></text:p>
      <text:p text:style-name="P8"/>
      <text:p text:style-name="P8">- <text:span text:style-name="T4">the preprocesing might already start with sales price → as LN(salesprice) as this is financial data (but back this up with a histogram in the appendix)</text:span></text:p>
      <text:p text:style-name="P8"/>
      <text:p text:style-name="P7">Task<text:span text:style-name="T4">2</text:span>; <text:s/>Theoretical model and OLS assumptions</text:p>
      <text:p text:style-name="P9">to do:</text:p>
      <text:p text:style-name="P9">- properly elaborate on your theroy from above; explain this through a causal relationship scheme</text:p>
      <text:p text:style-name="P9">→ SO FIRST DO THE CAUSAL RELATIONSHIP SCHEME HAND IN HADN WITH THE THEORY FROM ABOVE</text:p>
      <text:p text:style-name="P9">→<text:span text:style-name="T11"> REGARDING NON LINEARITY ASSUMPTION of A1: Add APPENDIX WITH geom_smooth() a smooth line!</text:span></text:p>
      <text:p text:style-name="P9">- After this, deduce 3 hypothesis for the porject</text:p>
      <text:p text:style-name="P9">- After this formulate the population regression model</text:p>
      <text:p text:style-name="P9"/>
      <text:p text:style-name="P9">- Then explain in which way this population regression model messes with the linear assumptions; which linear asssumptions are going to cause a problem? Which will not cause a problem?</text:p>
      <text:p text:style-name="P11"><text:span text:style-name="T4">- </text:span><text:span text:style-name="T8">POSSIBLE INTERACTION: </text:span><text:span text:style-name="Strong_20_Emphasis"><text:span text:style-name="T9">MSZoning </text:span></text:span><text:span text:style-name="Strong_20_Emphasis"><text:span text:style-name="T10">and Neighborhood OR MSZoning and total living area as tzhe zoning classifies into rural or not rural</text:span></text:span></text:p>
      <text:p text:style-name="P9"/>
      <text:p text:style-name="P9">Task3; OLS regression and model fit</text:p>
      <text:p text:style-name="P9">to do:</text:p>
      <text:p text:style-name="P9">-run successively complex models; so first with few variables and later with quadratic terms etc</text:p>
      <text:p text:style-name="P9">- again point to the appendix with the quadrtatic terms etc and then deploy them</text:p>
      <text:p text:style-name="P9">- stargazer</text:p>
      <text:p text:style-name="P9">- report your results + interpret the results</text:p>
      <text:p text:style-name="P9">- IMPORTANT! Elaborate on FIT and different fit measures</text:p>
      <text:p text:style-name="P9">- IMPORTANT! Elaborate on effect sizes (and maybe use adjusted effect sizes for better comparison)</text:p>
      <text:p text:style-name="P9">- IMPORTANT! Dont forget to potentially scale all variables if the ranges in the variables are too different, meanign that one variable may be understated etc</text:p>
      <text:p text:style-name="P18">IMPORTANT! WHAT ABOUT REPEATED PURCHASES OF THE SAME OBJECT?!?!!?!!? THIS MIGHT BE A VIOLATEION</text:p>
      <text:p text:style-name="P9"/>
      <text:p text:style-name="P12"><text:soft-page-break/>Task4; Diagnostic checking</text:p>
      <text:p text:style-name="P12">to do:</text:p>
      <text:p text:style-name="P12">- look at tutorial 2 again for tests etc regardign normalizy assumptions</text:p>
      <text:p text:style-name="P12">- also the lecture slides after slide 62</text:p>
      <text:p text:style-name="P12">- do test for heteroscedasiticity, also control for non linearity etc. then rerun the modesls in this regard</text:p>
      <text:p text:style-name="P12">- IMPORTANT!! CLSUTERED standard errors based on Neighborhood</text:p>
      <text:p text:style-name="P10">→<text:span text:style-name="T11"> REGARDING NON LINEARITY ASSUMPTION of A1: Add APPENDIX WITH geom_smooth() a smooth line!</text:span></text:p>
      <text:p text:style-name="P12"/>
      <text:p text:style-name="P12">Task5;Subset analyses</text:p>
      <text:p text:style-name="P12">PLEASE WRITE DOWN: Considering this specific questoion, I purposefully left sales condition out of the equation during the previous questions in order to separate the analysis somewhat</text:p>
      <text:p text:style-name="P12">- questions: Outliers in house size analysed in the subset analysis heere; tip: find in the lecture <text:span text:style-name="T6">slide 73; and also the tutoruial 2 mentioned this</text:span></text:p>
      <text:p text:style-name="P12">- <text:span text:style-name="T7">amybe also use the time factor (such as year when sold etc) as a predictor</text:span></text:p>
      <text:p text:style-name="P13"><text:span text:style-name="T5">- </text:span><text:span text:style-name="T8">IMPORATNT!! </text:span><text:span text:style-name="Strong_20_Emphasis"><text:span text:style-name="T9">MSZoning </text:span></text:span><text:span text:style-name="Strong_20_Emphasis"><text:span text:style-name="T10">may help wrt to rural vs urban parts of the district controllign for the fact that smaller houses are ususally in the urban area-→ POSSIBLE INTERACTION EFFECT!!</text:span></text:span></text:p>
      <text:p text:style-name="P14">Essentially: figure out whether your target population is actually represented in this sample</text:p>
      <text:p text:style-name="P14">- <text:span text:style-name="T13">CLUSTER BY NEIGHBORHOOD FOR SURE!!!</text:span></text:p>
      <text:p text:style-name="P17">IMPORTANT! WHAT ABOUT REPEATED PURCHASES OF THE SAME OBJECT?!?!!?!!? THIS MIGHT BE A VIOLATEION</text:p>
      <text:p text:style-name="P14"/>
      <text:p text:style-name="P14"/>
      <text:p text:style-name="P14"/>
      <text:p text:style-name="P5"><text:span text:style-name="T2">[1] "Id" <text:s text:c="20"/>"</text:span><text:span text:style-name="T14">\textbf</text:span><text:span text:style-name="T2">{SalePrice}" <text:s text:c="13"/>"MoSold" <text:s text:c="15"/></text:span></text:p>
      <text:p text:style-name="P4"><text:s/>[4] "YrSold" <text:s text:c="16"/>"YearBuilt" <text:s text:c="13"/>"YearRemodAdd" <text:s text:c="9"/></text:p>
      <text:p text:style-name="P4"><text:s/>[7] "LotArea" <text:s text:c="15"/>"GrLivArea" <text:s text:c="13"/>"TotalBsmtSF" <text:s text:c="10"/></text:p>
      <text:p text:style-name="P4">[10] "BedroomAbvGr" <text:s text:c="10"/>"BsmtFullBath" <text:s text:c="10"/>"FullBath" <text:s text:c="13"/></text:p>
      <text:p text:style-name="P4">[13] "PoolArea" <text:s text:c="14"/>"Condition1" <text:s text:c="12"/>"Condition2" <text:s text:c="11"/></text:p>
      <text:p text:style-name="P4">[16] "GarageCars" <text:s text:c="12"/>"BldgType" <text:s text:c="14"/>"MSZoning" <text:s text:c="13"/></text:p>
      <text:p text:style-name="P4">[19] "Neighborhood" <text:s text:c="10"/>"OverallQual" <text:s text:c="11"/>"OverallCond" <text:s text:c="10"/></text:p>
      <text:p text:style-name="P2"><text:span text:style-name="T2">[22] "LotShape" <text:s text:c="14"/>"</text:span><text:span text:style-name="T14">\textbf</text:span><text:span text:style-name="T2">{tot_living_area}" <text:s text:c="7"/>"tot_bathrooms" <text:s text:c="8"/></text:span></text:p>
      <text:p text:style-name="P3">[25] "Adjacent_features" <text:s text:c="5"/>"Adjacent_features_bool"</text:p>
      <text:p text:style-name="P14"/>
      <text:p text:style-name="P1"/>
      <text:p text:style-name="P2"><text:span text:style-name="T14">\indent</text:span><text:span text:style-name="T2"> The first category of data pertains to the size dimension of the house in</text:span></text:p>
      <text:p text:style-name="P4">question. Here the size of the house (1stFlrSF + 2ndFlrSF), combined with</text:p>
      <text:p text:style-name="P4">further information regarding the of bathrooms (BsmtFullBath + FullBath),</text:p>
      <text:p text:style-name="P4">Bedrooms (Bedroom), and Kitchen explain the overall living space of a house</text:p>
      <text:p text:style-name="P4">or appartment. Additionally, the lot size (LotArea) of the property and the</text:p>
      <text:p text:style-name="P3">garage (GarageCars/GarageArea) specification complement this category.</text:p>
      <text:p text:style-name="P3">The Second category describes neighborhood and location related characteristics of the property. School districts (indirectly included as unobservable!!!) and afluent neighborhoods naturally have a large impact on the saleprice. Additionally, neighborhoods may, thus, function as cluster correction for similarities in the error term when correcting for heteroscedasticity; assuming that sales in the same neighborhood share similar underlying variation. Finally, the neighborhood may control for the size of the house; we would generally assume that big houses are more expensive. However, if we consider New York downtown, to large houses in the country side of Iowa, small flats (in new york) might induce that small properties cost more than large properties. </text:p>
      <text:p text:style-name="P3"><text:soft-page-break/>The third category of data distinguishes in the type of housing that was recorded as a sale in the data (MSSubClass, BldgType). </text:p>
      <text:p text:style-name="P3">The fourth category focuses on the quality and condition aspect of the property as a function of years since remodeling (YearRemodAdd), building finalize date (YearBuilt), and the overall rating of quality (OverallQual) and condition (OverallCond) of the property.</text:p>
      <text:p text:style-name="P3">Note, variables such as central heating have been discarded as those usually are contained in the type of house (appartments tend to have central administered heating from the overall building).</text:p>
      <text:p text:style-name="P3">MAKE A CAUSAL SCHEME!!!! HErE IN LATEX</text:p>
      <text:p text:style-name="P14"/>
      <text:p text:style-name="P14"/>
      <text:p text:style-name="P16">CITE THE FOLLOWING:</text:p>
      <text:p text:style-name="P16"><text:a xlink:type="simple" xlink:href="https://dkumor.com/posts/technical/2018/08/15/causal-tikz/" text:style-name="Internet_20_link" text:visited-style-name="Visited_20_Internet_20_Link">https://dkumor.com/posts/technical/2018/08/15/causal-tikz/</text:a></text:p>
      <text:p text:style-name="P16"><text:a xlink:type="simple" xlink:href="https://www.kaggle.com/competitions/home-data-for-ml-course/data?select=train.csv" text:style-name="Internet_20_link" text:visited-style-name="Visited_20_Internet_20_Link">https://www.kaggle.com/competitions/home-data-for-ml-course/data?select=train.csv</text:a></text:p>
      <text:p text:style-name="P16">https://www.kaggle.com/competitions/home-data-for-ml-course/data?select=data_description.t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9T12:05:02.033933948</meta:creation-date>
    <dc:date>2022-09-10T00:04:02.086664908</dc:date>
    <meta:editing-duration>PT6H4M35S</meta:editing-duration>
    <meta:editing-cycles>6</meta:editing-cycles>
    <meta:generator>LibreOffice/7.3.5.2$Linux_X86_64 LibreOffice_project/30$Build-2</meta:generator>
    <meta:document-statistic meta:table-count="0" meta:image-count="0" meta:object-count="0" meta:page-count="3" meta:paragraph-count="69" meta:word-count="913" meta:character-count="6460" meta:non-whitespace-character-count="5304"/>
  </office:meta>
</office:document-meta>
</file>